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9.43mm"/>
    </style:style>
    <style:style style:name="co2" style:family="table-column">
      <style:table-column-properties fo:break-before="auto" style:column-width="63.08mm"/>
    </style:style>
    <style:style style:name="co3" style:family="table-column">
      <style:table-column-properties fo:break-before="auto" style:column-width="37.47mm"/>
    </style:style>
    <style:style style:name="co4" style:family="table-column">
      <style:table-column-properties fo:break-before="auto" style:column-width="41.91mm"/>
    </style:style>
    <style:style style:name="co5" style:family="table-column">
      <style:table-column-properties fo:break-before="auto" style:column-width="40.85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22.65mm"/>
    </style:style>
    <style:style style:name="co8" style:family="table-column">
      <style:table-column-properties fo:break-before="auto" style:column-width="72.6mm"/>
    </style:style>
    <style:style style:name="co9" style:family="table-column">
      <style:table-column-properties fo:break-before="auto" style:column-width="23.7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2" style:family="table-cell" style:parent-style-name="Default" style:data-style-name="N0">
      <style:table-cell-properties fo:background-color="#1593c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10105"/>
    <style:style style:name="ce7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10105">
      <style:table-cell-properties fo:background-color="#ffff00"/>
    </style:style>
    <style:style style:name="ce16" style:family="table-cell" style:parent-style-name="Default" style:data-style-name="N10105">
      <style:text-properties style:text-underline-style="none"/>
    </style:style>
    <style:style style:name="ce8" style:family="table-cell" style:parent-style-name="Default" style:data-style-name="N10105">
      <style:table-cell-properties fo:background-color="#1593cb"/>
    </style:style>
    <style:style style:name="ce4" style:family="table-cell" style:parent-style-name="Default" style:data-style-name="N11">
      <style:table-cell-properties fo:background-color="#ffff00"/>
    </style:style>
    <style:style style:name="ce6" style:family="table-cell" style:parent-style-name="Default" style:data-style-name="N1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1015" table:default-cell-style-name="ce1"/>
        <table:table-row table:style-name="ro1">
          <table:table-cell table:style-name="ce2" office:value-type="string" calcext:value-type="string">
            <text:p>Total</text:p>
          </table:table-cell>
          <table:table-cell table:style-name="ce3" table:formula="of:=[.B2]*(1+[.I3])" office:value-type="currency" office:currency="EUR" office:value="71728.2756666667" calcext:value-type="currency">
            <text:p>71.728,28 €</text:p>
          </table:table-cell>
          <table:table-cell table:number-columns-repeated="5"/>
          <table:table-cell table:style-name="ce2" office:value-type="string" calcext:value-type="string">
            <text:p>Social Security Taxes</text:p>
          </table:table-cell>
          <table:table-cell table:style-name="ce4" office:value-type="percentage" office:value="0.283" calcext:value-type="percentage">
            <text:p>28,30 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tal (not including VAT)</text:p>
          </table:table-cell>
          <table:table-cell table:style-name="ce3" table:formula="of:=SUM([.F11];[.D20];[.D25];[.B28])" office:value-type="currency" office:currency="EUR" office:value="59279.5666666667" calcext:value-type="currency">
            <text:p>59.279,57 €</text:p>
          </table:table-cell>
          <table:table-cell table:number-columns-repeated="5"/>
          <table:table-cell table:style-name="ce2" office:value-type="string" calcext:value-type="string">
            <text:p>Hardware amortization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" office:value-type="string" calcext:value-type="string">
            <text:p>VAT</text:p>
          </table:table-cell>
          <table:table-cell table:style-name="ce6" office:value-type="percentage" office:value="0.21" calcext:value-type="percentage">
            <text:p>21,00 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mbers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string" calcext:value-type="string">
            <text:p>Salary (1 month)</text:p>
          </table:table-cell>
          <table:table-cell table:style-name="ce5" office:value-type="string" calcext:value-type="string">
            <text:p>Salary (5 month)</text:p>
          </table:table-cell>
          <table:table-cell table:style-name="ce5" office:value-type="string" calcext:value-type="string">
            <text:p>Social Security Taxes</text:p>
          </table:table-cell>
          <table:table-cell table:style-name="ce5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ón Fernández, Adrián</text:p>
          </table:table-cell>
          <table:table-cell office:value-type="string" calcext:value-type="string">
            <text:p>Business management/Mobile application developer</text:p>
          </table:table-cell>
          <table:table-cell table:style-name="ce3" office:value-type="currency" office:currency="EUR" office:value="1800" calcext:value-type="currency">
            <text:p>1.800,00 €</text:p>
          </table:table-cell>
          <table:table-cell table:style-name="ce3" table:formula="of:=[.C6]*5" office:value-type="currency" office:currency="EUR" office:value="9000" calcext:value-type="currency">
            <text:p>9.000,00 €</text:p>
          </table:table-cell>
          <table:table-cell table:style-name="ce3" table:formula="of:=[.D6]*([.I1])" office:value-type="currency" office:currency="EUR" office:value="2547" calcext:value-type="currency">
            <text:p>2.547,00 €</text:p>
          </table:table-cell>
          <table:table-cell table:style-name="ce3" table:formula="of:=SUM([.D6:.E6])" office:value-type="currency" office:currency="EUR" office:value="11547" calcext:value-type="currency">
            <text:p>11.547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pio Camacho, Daniel</text:p>
          </table:table-cell>
          <table:table-cell office:value-type="string" calcext:value-type="string">
            <text:p>Analyst/Front end developer</text:p>
          </table:table-cell>
          <table:table-cell table:style-name="ce3" office:value-type="currency" office:currency="EUR" office:value="1700" calcext:value-type="currency">
            <text:p>1.700,00 €</text:p>
          </table:table-cell>
          <table:table-cell table:style-name="ce3" table:formula="of:=[.C7]*5" office:value-type="currency" office:currency="EUR" office:value="8500" calcext:value-type="currency">
            <text:p>8.500,00 €</text:p>
          </table:table-cell>
          <table:table-cell table:style-name="ce3" table:formula="of:=[.D7]*([.I1])" office:value-type="currency" office:currency="EUR" office:value="2405.5" calcext:value-type="currency">
            <text:p>2.405,50 €</text:p>
          </table:table-cell>
          <table:table-cell table:style-name="ce3" table:formula="of:=SUM([.D7:.E7])" office:value-type="currency" office:currency="EUR" office:value="10905.5" calcext:value-type="currency">
            <text:p>10.905,5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sno Aranda, Rafael</text:p>
          </table:table-cell>
          <table:table-cell office:value-type="string" calcext:value-type="string">
            <text:p>Backend developer/ API integration</text:p>
          </table:table-cell>
          <table:table-cell table:style-name="ce3" office:value-type="currency" office:currency="EUR" office:value="1400" calcext:value-type="currency">
            <text:p>1.400,00 €</text:p>
          </table:table-cell>
          <table:table-cell table:style-name="ce3" table:formula="of:=[.C8]*5" office:value-type="currency" office:currency="EUR" office:value="7000" calcext:value-type="currency">
            <text:p>7.000,00 €</text:p>
          </table:table-cell>
          <table:table-cell table:style-name="ce3" table:formula="of:=[.D8]*([.I1])" office:value-type="currency" office:currency="EUR" office:value="1981" calcext:value-type="currency">
            <text:p>1.981,00 €</text:p>
          </table:table-cell>
          <table:table-cell table:style-name="ce3" table:formula="of:=SUM([.D8:.E8])" office:value-type="currency" office:currency="EUR" office:value="8981" calcext:value-type="currency">
            <text:p>8.981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bollo Lobo, Pablo</text:p>
          </table:table-cell>
          <table:table-cell office:value-type="string" calcext:value-type="string">
            <text:p>Project manager/Backend developer</text:p>
          </table:table-cell>
          <table:table-cell table:style-name="ce16" office:value-type="currency" office:currency="EUR" office:value="2000" calcext:value-type="currency">
            <text:p>2.000,00 €</text:p>
          </table:table-cell>
          <table:table-cell table:style-name="ce3" table:formula="of:=[.C9]*5" office:value-type="currency" office:currency="EUR" office:value="10000" calcext:value-type="currency">
            <text:p>10.000,00 €</text:p>
          </table:table-cell>
          <table:table-cell table:style-name="ce3" table:formula="of:=[.D9]*([.I1])" office:value-type="currency" office:currency="EUR" office:value="2830" calcext:value-type="currency">
            <text:p>2.830,00 €</text:p>
          </table:table-cell>
          <table:table-cell table:style-name="ce3" table:formula="of:=SUM([.D9:.E9])" office:value-type="currency" office:currency="EUR" office:value="12830" calcext:value-type="currency">
            <text:p>12.83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ríguez Regidor, Juan</text:p>
          </table:table-cell>
          <table:table-cell office:value-type="string" calcext:value-type="string">
            <text:p>Requirements engineer/Backend developer</text:p>
          </table:table-cell>
          <table:table-cell table:style-name="ce3" office:value-type="currency" office:currency="EUR" office:value="1500" calcext:value-type="currency">
            <text:p>1.500,00 €</text:p>
          </table:table-cell>
          <table:table-cell table:style-name="ce3" table:formula="of:=[.C10]*5" office:value-type="currency" office:currency="EUR" office:value="7500" calcext:value-type="currency">
            <text:p>7.500,00 €</text:p>
          </table:table-cell>
          <table:table-cell table:style-name="ce3" table:formula="of:=[.D10]*([.I1])" office:value-type="currency" office:currency="EUR" office:value="2122.5" calcext:value-type="currency">
            <text:p>2.122,50 €</text:p>
          </table:table-cell>
          <table:table-cell table:style-name="ce3" table:formula="of:=SUM([.D10:.E10])" office:value-type="currency" office:currency="EUR" office:value="9622.5" calcext:value-type="currency">
            <text:p>9.622,50 €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"/>
          <table:table-cell/>
          <table:table-cell table:style-name="ce8" office:value-type="string" calcext:value-type="string">
            <text:p>Total:</text:p>
          </table:table-cell>
          <table:table-cell table:style-name="ce9" table:formula="of:=SUM([.F6:.F10])" office:value-type="currency" office:currency="EUR" office:value="53886" calcext:value-type="currency">
            <text:p>53.886,00 €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5"/>
          <table:table-cell table:style-name="ce5" office:value-type="string" calcext:value-type="string">
            <text:p>Purchase price</text:p>
          </table:table-cell>
          <table:table-cell table:style-name="ce5" office:value-type="string" calcext:value-type="string">
            <text:p>Per month</text:p>
          </table:table-cell>
          <table:table-cell table:style-name="ce5" office:value-type="string" calcext:value-type="string">
            <text:p>Total (5 month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ián Cantón Laptop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style-name="ce3" table:formula="of:=[.B15]/[.I2]" office:value-type="currency" office:currency="EUR" office:value="16.6666666666667" calcext:value-type="currency">
            <text:p>16,67 €</text:p>
          </table:table-cell>
          <table:table-cell table:style-name="ce3" table:formula="of:=[.C15]*5" office:value-type="currency" office:currency="EUR" office:value="83.3333333333333" calcext:value-type="currency">
            <text:p>83,33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Carpio Laptop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style-name="ce3" table:formula="of:=[.B16]/[.I2]" office:value-type="currency" office:currency="EUR" office:value="16.6666666666667" calcext:value-type="currency">
            <text:p>16,67 €</text:p>
          </table:table-cell>
          <table:table-cell table:style-name="ce3" table:formula="of:=[.C16]*5" office:value-type="currency" office:currency="EUR" office:value="83.3333333333333" calcext:value-type="currency">
            <text:p>83,33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ael Fresno Laptop</text:p>
          </table:table-cell>
          <table:table-cell table:style-name="ce3" office:value-type="currency" office:currency="EUR" office:value="1300" calcext:value-type="currency">
            <text:p>1.300,00 €</text:p>
          </table:table-cell>
          <table:table-cell table:style-name="ce3" table:formula="of:=[.B17]/[.I2]" office:value-type="currency" office:currency="EUR" office:value="27.0833333333333" calcext:value-type="currency">
            <text:p>27,08 €</text:p>
          </table:table-cell>
          <table:table-cell table:style-name="ce3" table:formula="of:=[.C17]*5" office:value-type="currency" office:currency="EUR" office:value="135.416666666667" calcext:value-type="currency">
            <text:p>135,42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blo Rebollo Laptop</text:p>
          </table:table-cell>
          <table:table-cell table:style-name="ce3" office:value-type="currency" office:currency="EUR" office:value="900" calcext:value-type="currency">
            <text:p>900,00 €</text:p>
          </table:table-cell>
          <table:table-cell table:style-name="ce3" table:formula="of:=[.B18]/[.I2]" office:value-type="currency" office:currency="EUR" office:value="18.75" calcext:value-type="currency">
            <text:p>18,75 €</text:p>
          </table:table-cell>
          <table:table-cell table:style-name="ce3" table:formula="of:=[.C18]*5" office:value-type="currency" office:currency="EUR" office:value="93.75" calcext:value-type="currency">
            <text:p>93,75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Rodríguez Laptop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style-name="ce3" table:formula="of:=[.B19]/[.I2]" office:value-type="currency" office:currency="EUR" office:value="16.6666666666667" calcext:value-type="currency">
            <text:p>16,67 €</text:p>
          </table:table-cell>
          <table:table-cell table:style-name="ce3" table:formula="of:=[.C19]*5" office:value-type="currency" office:currency="EUR" office:value="83.3333333333333" calcext:value-type="currency">
            <text:p>83,33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Total:</text:p>
          </table:table-cell>
          <table:table-cell table:style-name="ce9" table:formula="of:=SUM([.D15:.D19])" office:value-type="currency" office:currency="EUR" office:value="479.166666666667" calcext:value-type="currency">
            <text:p>479,17 €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Per month (not including VAT)</text:p>
          </table:table-cell>
          <table:table-cell table:style-name="ce2" office:value-type="string" calcext:value-type="string">
            <text:p>5 months</text:p>
          </table:table-cell>
          <table:table-cell table:style-name="ce2" office:value-type="string" calcext:value-type="string">
            <text:p>Total (not including VAT)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orkplace (offices, internet, electricity…)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style-name="ce3" table:formula="of:=[.B23]*5" office:value-type="currency" office:currency="EUR" office:value="4000" calcext:value-type="currency">
            <text:p>4.000,00 €</text:p>
          </table:table-cell>
          <table:table-cell table:style-name="ce3" table:formula="of:=[.C23]*(1+[.I3])" office:value-type="currency" office:currency="EUR" office:value="4840" calcext:value-type="currency">
            <text:p>4.840,00 €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isk</text:p>
          </table:table-cell>
          <table:table-cell table:style-name="ce3" office:value-type="currency" office:currency="EUR" office:value="0" calcext:value-type="currency">
            <text:p>0,00 €</text:p>
          </table:table-cell>
          <table:table-cell table:style-name="ce3" table:formula="of:=[.B24]*5" office:value-type="currency" office:currency="EUR" office:value="0" calcext:value-type="currency">
            <text:p>0,00 €</text:p>
          </table:table-cell>
          <table:table-cell table:style-name="ce3" table:formula="of:=[.C24]*(1+[.I3])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Total:</text:p>
          </table:table-cell>
          <table:table-cell table:style-name="ce9" table:formula="of:=SUM([.D23:.D24])" office:value-type="currency" office:currency="EUR" office:value="4840" calcext:value-type="currency">
            <text:p>4.840,00 €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eroku deployment for one year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5" office:value-type="string" calcext:value-type="string">
            <text:p>Per month</text:p>
          </table:table-cell>
          <table:table-cell table:style-name="ce5" office:value-type="string" calcext:value-type="string">
            <text:p>One year</text:p>
          </table:table-cell>
          <table:table-cell table:number-columns-repeated="1022"/>
        </table:table-row>
        <table:table-row table:style-name="ro1">
          <table:table-cell table:style-name="ce3" office:value-type="currency" office:currency="EUR" office:value="6.2" calcext:value-type="currency">
            <text:p>6,20 €</text:p>
          </table:table-cell>
          <table:table-cell table:style-name="ce9" table:formula="of:=[.A28]*12" office:value-type="currency" office:currency="EUR" office:value="74.4" calcext:value-type="currency">
            <text:p>74,40 €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portrait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creation-date>2018-09-15T17:03:04Z</meta:creation-date>
    <dc:date>2019-02-17T21:53:06.639537448</dc:date>
    <meta:editing-cycles>15</meta:editing-cycles>
    <meta:editing-duration>PT1H3M57S</meta:editing-duration>
    <meta:document-statistic meta:table-count="1" meta:cell-count="94" meta:object-count="0"/>
  </office:meta>
</office:document-meta>
</file>